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ProximaNova" svg:font-family="ProximaNova, sans-serif"/>
    <style:font-face style:name="Roboto" svg:font-family="Roboto, sans-serif"/>
  </office:font-face-decls>
  <office:automatic-styles>
    <style:style style:name="P1" style:family="paragraph" style:parent-style-name="Standard">
      <style:text-properties officeooo:rsid="0018b21b" officeooo:paragraph-rsid="0018b21b"/>
    </style:style>
    <style:style style:name="P2" style:family="paragraph" style:parent-style-name="Standard">
      <style:text-properties fo:font-weight="bold" officeooo:rsid="0018b21b" officeooo:paragraph-rsid="0018b21b" style:font-weight-asian="bold" style:font-weight-complex="bold"/>
    </style:style>
    <style:style style:name="P3" style:family="paragraph" style:parent-style-name="Standard">
      <style:text-properties fo:font-weight="bold" officeooo:rsid="0018b21b" officeooo:paragraph-rsid="001901ad" style:font-weight-asian="bold" style:font-weight-complex="bold"/>
    </style:style>
    <style:style style:name="P4" style:family="paragraph" style:parent-style-name="Standard">
      <style:text-properties fo:font-weight="normal" officeooo:rsid="0018b21b" officeooo:paragraph-rsid="0018b21b" style:font-weight-asian="normal" style:font-weight-complex="normal"/>
    </style:style>
    <style:style style:name="P5" style:family="paragraph" style:parent-style-name="Standard">
      <style:text-properties fo:font-weight="normal" officeooo:rsid="0018b21b" officeooo:paragraph-rsid="001901ad" style:font-weight-asian="normal" style:font-weight-complex="normal"/>
    </style:style>
    <style:style style:name="P6" style:family="paragraph" style:parent-style-name="Standard">
      <style:text-properties fo:font-weight="normal" officeooo:rsid="001901ad" officeooo:paragraph-rsid="001901ad" style:font-weight-asian="normal" style:font-weight-complex="normal"/>
    </style:style>
    <style:style style:name="P7" style:family="paragraph" style:parent-style-name="Standard">
      <style:text-properties fo:font-variant="normal" fo:text-transform="none" fo:color="#444444" loext:opacity="100%" style:font-name="Poppins" fo:font-size="10.5pt" fo:letter-spacing="normal" fo:font-style="normal" fo:font-weight="normal" officeooo:rsid="0018b21b" officeooo:paragraph-rsid="0018b21b" style:font-weight-asian="bold" style:font-weight-complex="bold"/>
    </style:style>
    <style:style style:name="P8" style:family="paragraph" style:parent-style-name="Standard">
      <style:text-properties fo:font-variant="normal" fo:text-transform="none" fo:color="#444444" loext:opacity="100%" style:font-name="Poppins" fo:font-size="10.5pt" fo:letter-spacing="normal" fo:font-style="normal" fo:font-weight="normal" officeooo:rsid="0018b21b" officeooo:paragraph-rsid="0018b21b" style:font-weight-asian="normal" style:font-weight-complex="normal"/>
    </style:style>
    <style:style style:name="P9" style:family="paragraph" style:parent-style-name="Text_20_body" style:list-style-name="L2">
      <style:paragraph-properties fo:margin-top="0cm" fo:margin-bottom="0cm" style:contextual-spacing="false" fo:line-height="192%" fo:text-align="start" style:justify-single-word="false" fo:orphans="2" fo:widows="2"/>
      <style:text-properties fo:font-variant="normal" fo:text-transform="none" fo:color="#333333" loext:opacity="100%" style:font-name="Roboto" fo:font-size="12pt" fo:letter-spacing="normal" fo:font-style="normal" fo:font-weight="normal"/>
    </style:style>
    <style:style style:name="P10" style:family="paragraph" style:parent-style-name="Text_20_body" style:list-style-name="L2">
      <style:text-properties officeooo:paragraph-rsid="001901ad"/>
    </style:style>
    <style:style style:name="T1" style:family="text">
      <style:text-properties officeooo:rsid="001901ad"/>
    </style:style>
    <style:style style:name="T2" style:family="text">
      <style:text-properties fo:font-variant="normal" fo:text-transform="none" fo:color="#333333" loext:opacity="100%" style:font-name="Roboto" fo:font-size="12pt" fo:letter-spacing="normal" fo:font-style="normal" fo:font-weight="normal" officeooo:rsid="0018b21b" style:font-weight-asian="normal" style:font-weight-complex="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jetivos De Desarrollo Sostenible</text:p>
      <text:p text:style-name="P2"/>
      <text:p text:style-name="P2">¿Que son?</text:p>
      <text:p text:style-name="P2"/>
      <text:p text:style-name="P6">Los Objetivos de Desarrolllo Sostenible, fueron creados por las Naciones Unidas en el 2015 como un llamamiento universal para poner fin a la pobreza, proteger el planeta y garantizar que para el 2030 todas las personas disfruten de paz y prosperidad.</text:p>
      <text:p text:style-name="Standard">Los 17 ODS están integrados: reconocen que la acción en un área afectará los resultados en otras áreas y que el desarrollo debe equilibrar la sostenibilidad social, económica y ambiental. Los países se han comprometido a priorizar el progreso de los más rezagados.</text:p>
      <text:p text:style-name="Standard">Los ODS están diseñados para acabar con la pobreza, el hambre, el sida y la discriminación contra mujeres y niñas.</text:p>
      <text:p text:style-name="Standard">La creatividad, el conocimiento, la tecnología y los recursos financieros de toda la sociedad son necesarios para alcanzar los ODS en todos los contextos.</text:p>
      <text:p text:style-name="P3"/>
      <text:p text:style-name="P2">1. Fin De La Pobreza</text:p>
      <text:p text:style-name="P2"/>
      <text:p text:style-name="P5">A nivel mundial, el número de personas en extrema pobreza disminuyó del 36% en 1990 al 10% en 2015. Sin embargo, el ritmo del cambio está disminuyendo y la crisis de la COVID-19 amenaza décadas de progreso contra la pobreza. </text:p>
      <text:p text:style-name="P5">Investigación de la Universidad de las Naciones Unidas advierte que pandemia aumentará pobreza global en 500 millones de personas, o 8% de la población mundial. Primera vez en 30 años. </text:p>
      <text:p text:style-name="P5">Más de 700M de personas, o el 10% de la población mundial, aún vive en extrema pobreza, con dificultades para satisfacer necesidades básicas como salud, educación y acceso a agua y saneamiento. La mayoría vive en África subsahariana. </text:p>
      <text:p text:style-name="P5">En todo el mundo, los índices de pobreza en áreas rurales son del 17,2 %; más del triple de los mismos índices para áreas urbanas. Para los que trabajan, su puesto de trabajo no les garantiza una vida digna. </text:p>
      <text:p text:style-name="P5">De hecho, el 8 % de los trabajadores a nivel mundial, y sus familias, vivían en extrema pobreza en 2018. 1 de cada 5 niños vive en extrema pobreza. Garantizar protección social de todos los niños y otros grupos vulnerables resulta crucial para reducir pobreza.</text:p>
      <text:p text:style-name="P5"/>
      <text:list xml:id="list3977295147" text:style-name="L2">
        <text:list-item>
          <text:p text:style-name="P10"><text:span text:style-name="T2">A nivel mundial, el número de personas en extrema pobreza disminuyó del 36% en 1990 al 10% en 2015.</text:span></text:p>
        </text:list-item>
        <text:list-item>
          <text:p text:style-name="P9">Sin embargo, el ritmo del cambio está disminuyendo y la crisis de la COVID-19 amenaza décadas de progreso contra la pobreza.</text:p>
        </text:list-item>
        <text:list-item>
          <text:p text:style-name="P9">Investigación de la Universidad de las Naciones Unidas advierte que pandemia aumentará pobreza global en 500 millones de personas, o 8% de la población mundial.</text:p>
        </text:list-item>
        <text:list-item>
          <text:p text:style-name="P9">Primera vez en 30 años.</text:p>
        </text:list-item>
        <text:list-item>
          <text:p text:style-name="P9">Más de 700M de personas, o el 10% de la población mundial, aún vive en extrema pobreza, con dificultades para satisfacer necesidades básicas como salud, educación y acceso a agua y saneamiento.</text:p>
        </text:list-item>
        <text:list-item>
          <text:p text:style-name="P9"><text:soft-page-break/>La mayoría vive en África subsahariana.</text:p>
        </text:list-item>
        <text:list-item>
          <text:p text:style-name="P9">En todo el mundo, los índices de pobreza en áreas rurales son del 17,2 %; más del triple de los mismos índices para áreas urbanas.</text:p>
        </text:list-item>
        <text:list-item>
          <text:p text:style-name="P9">Para los que trabajan, su puesto de trabajo no les garantiza una vida digna.</text:p>
        </text:list-item>
        <text:list-item>
          <text:p text:style-name="P9">De hecho, el 8 % de los trabajadores a nivel mundial, y sus familias, vivían en extrema pobreza en 2018.</text:p>
        </text:list-item>
        <text:list-item>
          <text:p text:style-name="P9">1 de cada 5 niños vive en extrema pobreza.</text:p>
        </text:list-item>
        <text:list-item>
          <text:p text:style-name="P9">Garantizar protección social de todos los niños y otros grupos vulnerables resulta crucial para reducir pobreza.</text:p>
        </text:list-item>
      </text:list>
      <text:p text:style-name="P5"/>
      <text:p text:style-name="P4"/>
      <text:p text:style-name="P2">2. Hambre Cero</text:p>
      <text:p text:style-name="P2"/>
      <text:p text:style-name="P7">Las estimaciones actuales indican que cerca de 690 millones de personas en el mundo padecen hambre, es decir, el 8,9 por ciento de la población mundial, lo que supone un aumento de unos 10 millones de personas en un año y de unos 60 millones en cinco años. Si continúan las tendencias recientes, el número de personas afectadas por el hambre superará los 840 millones de personas para 2030. Según el Programa Mundial de Alimentos, alrededor de 135 millones de personas padecen hambre severa Disponible en inglés, debido principalmente a los conflictos causados por los seres humanos, el cambio climático y las recesiones económicas. Con más de 250 millones de personas que podrían encontrarse al borde de la hambruna Disponible en inglés, es necesario actuar rápidamente para proporcionar alimentos y ayuda humanitaria a las regiones que corren más riesgos. Al mismo tiempo, es necesario llevar a cabo un cambio profundo en el sistema agroalimentario mundial si queremos alimentar a más de 820 millones de personas que padecen hambre y a los 2000 millones de personas más que vivirán en el mundo en 2050. El aumento de la productividad agrícola y la producción alimentaria sostenible son cruciales para ayudar a aliviar los riesgos del hambre.</text:p>
      <text:p text:style-name="P2"/>
      <text:p text:style-name="P2">3. Salud y Bienestar</text:p>
      <text:p text:style-name="P2"/>
      <text:p text:style-name="P7">Actualmente, el mundo se enfrenta a una crisis sanitaria mundial sin precedentes; la COVID-19 está propagando el sufrimiento humano, desestabilizando la economía mundial y cambiando drásticamente las vidas de miles de millones de personas en todo el mundo. Antes de la pandemia, se consiguieron grandes avances en la mejora de la salud de millones de personas. Sin embargo, se necesitan más esfuerzos para erradicar por completo una gran variedad de enfermedades y abordar un gran número de problemas de salud, tanto constantes como emergentes. A través de una financiación más eficiente de los sistemas sanitarios, un mayor saneamiento e higiene, y un mayor acceso al personal médico, se podrán conseguir avances significativos a la hora de ayudar a salvar las vidas de millones de personas. Las emergencias sanitarias, como la derivada de la COVID-19, suponen un riesgo mundial y han demostrado que la preparación es vital. La pandemia constituye un punto de inflexión en lo referente a la preparación para las emergencias sanitarias y la inversión en servicios públicos vitales del siglo XXI.</text:p>
      <text:p text:style-name="P2"/>
      <text:p text:style-name="P2"><text:soft-page-break/>4. Educacion De Calidad</text:p>
      <text:p text:style-name="P2"/>
      <text:p text:style-name="P4">Durante la última década, se consiguieron grandes avances a la hora de ampliar el acceso a la educación y las tasas de matriculación en las escuelas en todos los niveles, especialmente para las niñas.</text:p>
      <text:p text:style-name="P4">No obstante, alrededor de 260 millones de niños aún estaban fuera de la escuela en 2018; cerca de una quinta parte de la población mundial de ese grupo de edad.</text:p>
      <text:p text:style-name="P4">En 2020, a medida que la pandemia de la COVID-19 se propagaba por todo el planeta, la mayor parte de los países anunciaron el cierre temporal de las escuelas, lo que afectó a más del 91 % los estudiantes en todo el mundo.</text:p>
      <text:p text:style-name="P4">En abril de 2020, cerca de 1600 millones de niños y jóvenes estaban fuera de la escuela.</text:p>
      <text:p text:style-name="P4">Nunca antes habían estado tantos niños fuera de la escuela al mismo tiempo, lo que altera su aprendizaje y cambia drásticamente sus vidas, especialmente las de los niños más vulnerables y marginados.</text:p>
      <text:p text:style-name="P4">La pandemia mundial tiene graves consecuencias que pueden poner en peligro los avances que tanto costaron conseguir a la hora de mejorar la educación a nivel mundial.</text:p>
      <text:p text:style-name="P4"/>
      <text:p text:style-name="P2">5. Igualdad De Genero</text:p>
      <text:p text:style-name="P2"/>
      <text:p text:style-name="P4">Se han conseguido algunos avances durante las últimas décadas: más niñas están escolarizadas, y se obliga a menos niñas al matrimonio precoz; hay más mujeres con cargos en parlamentos y en posiciones de liderazgo, y las leyes se están reformando para fomentar la igualdad de género.</text:p>
      <text:p text:style-name="P4">A pesar de estos logros, todavía existen muchas dificultades: las leyes y las normas sociales discriminatorias continúan siendo generalizadas, las mujeres siguen estando infrarrepresentadas a todos los niveles de liderazgo político, y 1 de cada 5 mujeres y niñas de entre 15 y 49 años afirma haber sufrido violencia sexual o física a manos de una pareja íntima en un período de 12 meses.</text:p>
      <text:p text:style-name="P4">Los efectos de la pandemia de la COVID-19 podrían revertir los escasos logros que se han alcanzado en materia de igualdad de género y derechos de las mujeres.</text:p>
      <text:p text:style-name="P4">El brote de coronavirus agrava las desigualdades existentes para las mujeres y niñas a nivel mundial; desde la salud y la economía, hasta la seguridad y la protección social.</text:p>
      <text:p text:style-name="P4">El trabajo de cuidados no remunerado de las mujeres ha aumentado de manera significativa como consecuencia del cierre de las escuelas y el aumento de las necesidades de los ancianos.</text:p>
      <text:p text:style-name="P4">Las mujeres también se ven más afectadas por los efectos económicos de la COVID-19, ya que trabajan, de manera desproporcionada, en mercados laborales inseguros.</text:p>
      <text:p text:style-name="P4">Cerca del 60% las mujeres trabaja en la economía informal, lo que las expone aún más a caer en la pobreza.</text:p>
      <text:p text:style-name="P4">La pandemia también ha conducido a un fuerte aumento de la violencia contra las mujeres y las niñas.</text:p>
      <text:p text:style-name="P4">Los nuevos datos muestran que, desde el brote de la pandemia, la violencia contra las mujeres y las niñas (y, especialmente, la violencia doméstica) se ha intensificado.</text:p>
      <text:p text:style-name="P2"/>
      <text:p text:style-name="P2">6. Agua Limpia y Saneamiento</text:p>
      <text:p text:style-name="P2"/>
      <text:p text:style-name="P4">Si bien se ha conseguido progresar de manera sustancial a la hora de ampliar el acceso a agua potable y saneamiento, existen miles de millones de personas (principalmente en áreas rurales) que aún carecen de estos servicios básicos.</text:p>
      <text:p text:style-name="P4">En todo el mundo, una de cada tres personas no tiene acceso a agua potable salubre, dos de cada cinco personas no disponen de una instalación básica destinada a lavarse las manos con agua y jabón, y más de 673 millones de personas aún defecan al aire libre.</text:p>
      <text:p text:style-name="P4">La pandemia de la COVID-19 ha puesto de manifiesto la importancia vital del saneamiento, la higiene y un acceso adecuado a agua limpia para prevenir y contener las enfermedades.</text:p>
      <text:p text:style-name="P4"><text:soft-page-break/>Aun así, hay miles de millones de personas que carecen de acceso a agua salubre y saneamiento, y los fondos son insuficientes.</text:p>
      <text:p text:style-name="P2"/>
      <text:p text:style-name="P2">7. Energia Asequible y No Contaminante</text:p>
      <text:p text:style-name="P2"/>
      <text:p text:style-name="P4">El acceso a la electricidad en los países más pobres ha comenzado a acelerarse, la eficiencia energética continúa mejorando y la energía renovable está logrando resultados excelentes en el sector eléctrico.</text:p>
      <text:p text:style-name="P4">A pesar de ello, es necesario prestar una mayor atención a las mejoras para el acceso a combustibles de cocina limpios y seguros, y a tecnologías para 3000 millones de personas, para expandir el uso de la energía renovable más allá del sector eléctrico e incrementar la electrificación en el África subsahariana.</text:p>
      <text:p text:style-name="P4">El informe de progreso en materia de energía proporciona un registro mundial del progreso relativo al acceso a la energía, la eficiencia energética y la energía renovable.</text:p>
      <text:p text:style-name="P2"/>
      <text:p text:style-name="P2">8. Trabajo Decente y Crecimiento Economico</text:p>
      <text:p text:style-name="P2"/>
      <text:p text:style-name="P4">Un crecimiento económico inclusivo y sostenido puede impulsar el progreso, crear empleos decentes para todos y mejorar los estándares de vida.</text:p>
      <text:p text:style-name="P4">La COVID-19 ha alterado miles de millones de vidas y ha puesto en peligro la economía mundial.</text:p>
      <text:p text:style-name="P4">A medida que se intensifica la pérdida de empleo, la Organización Internacional del Trabajo estima que cerca de la mitad de todos los trabajadores a nivel mundial se encuentra en riesgo de perder sus medios de subsistencia.</text:p>
      <text:p text:style-name="P4">Incluso antes del brote de la COVID-19, era probable que uno de cada cinco países (en donde habitan miles de millones de personas que viven en situación de pobreza) vieran sus ingresos per cápita estancarse o reducirse en 2020.</text:p>
      <text:p text:style-name="P2"/>
      <text:p text:style-name="P2">9. Industria, Innovacion e Infraestructura</text:p>
      <text:p text:style-name="P2"/>
      <text:p text:style-name="P4">La industrialización inclusiva y sostenible, junto con la innovación y la infraestructura, pueden dar rienda suelta a las fuerzas económicas dinámicas y competitivas que generan el empleo y los ingresos.</text:p>
      <text:p text:style-name="P4">En especial, los países menos desarrollados necesitan acelerar el desarrollo de sus sectores manufactureros si desean conseguir la meta de 2030 y aumentar la inversión en investigación e innovación científicas.</text:p>
      <text:p text:style-name="P4">El crecimiento del sector manufacturero a nivel mundial ha ido disminuyendo constantemente, incluso antes del brote de la pandemia de la COVID-19.</text:p>
      <text:p text:style-name="P4">La innovación y el progreso tecnológico son claves para descubrir soluciones duraderas para los desafíos económicos y medioambientales, como el aumento de la eficiencia energética y de recursos.</text:p>
      <text:p text:style-name="P4">A nivel mundial, la inversión en investigación y desarrollo (I+D), como porcentaje del PIB, aumentó de un 1,5 % en el 2000 a un 1,7 % en el 2015, y continuó casi en el mismo nivel en el 2017.</text:p>
      <text:p text:style-name="P4">Sin embargo, en las regiones en desarrollo fue inferior al 1 %.</text:p>
      <text:p text:style-name="P4">En términos de infraestructura de comunicaciones, más de la mitad de la población mundial está ahora conectada y casi toda la población global vive en un área con cobertura de red móvil.</text:p>
      <text:p text:style-name="P4">Se estima que, en 2019, el 96,5% la población tenía cobertura de red, como mínimo, 2G.</text:p>
      <text:p text:style-name="P2"/>
      <text:p text:style-name="P3"/>
      <text:p text:style-name="P3"/>
      <text:p text:style-name="P3"/>
      <text:p text:style-name="P3"/>
      <text:p text:style-name="P3"><text:soft-page-break/><text:span text:style-name="T1">1</text:span>0. Reduccion De Las Desigualdades</text:p>
      <text:p text:style-name="P2"/>
      <text:p text:style-name="P4">Reducir las desigualdades y garantizar que nadie se queda atrás forma parte integral de la consecución de los Objetivos de Desarrollo Sostenible.</text:p>
      <text:p text:style-name="P4">A pesar de la existencia de algunos indicios positivos hacia la reducción de la desigualdad en algunas dimensiones, como la reducción de la desigualdad de ingresos en algunos países y el estatus comercial preferente que beneficia a los países de bajos ingresos, la desigualdad aún continúa.</text:p>
      <text:p text:style-name="P4">La COVID-19 ha intensificado las desigualdades existentes y ha afectado más que nadie a los pobres y las comunidades más vulnerables.</text:p>
      <text:p text:style-name="P4">Ha sacado a la luz las desigualdades económicas y las frágiles redes de seguridad social que hacen que las comunidades vulnerables tengan que sufrir las consecuencias de la crisis.</text:p>
      <text:p text:style-name="P4">Al mismo tiempo, las desigualdades sociales, políticas y económicas han amplificado los efectos de la pandemia.</text:p>
      <text:p text:style-name="P4">La COVID-19 también pone en riesgo los escasos avances que se han conseguido en materia de igualdad de género y derechos de las mujeres durante las últimas décadas.</text:p>
      <text:p text:style-name="P4">Prácticamente en todos los ámbitos, desde la salud hasta la economía, desde la seguridad hasta la protección social, los efectos de la COVID-19 han agravado la situación de las mujeres y las niñas simplemente como consecuencia de su sexo.</text:p>
      <text:p text:style-name="P4">Las desigualdades también están aumentando para las poblaciones vulnerables en países con sistemas sanitarios más deficientes y en países que se enfrentan a crisis humanitarias existentes.</text:p>
      <text:p text:style-name="P4">Además, el discurso de odio dirigido a los grupos vulnerables está en aumento.</text:p>
      <text:p text:style-name="P2"/>
      <text:p text:style-name="P2">11. Ciudades y Comunidades Sostenibles</text:p>
      <text:p text:style-name="P2"/>
      <text:p text:style-name="P4">Desde 2007, más de la mitad de la población mundial ha estado viviendo en ciudades, y se espera que dicha cantidad aumente hasta el 60% para 2030.</text:p>
      <text:p text:style-name="P4">Las ciudades y las áreas metropolitanas son centros neurálgicos del crecimiento económico, ya que contribuyen al 60 % aproximadamente del PIB mundial.</text:p>
      <text:p text:style-name="P4">Sin embargo, también representan alrededor del 70% las emisiones de carbono mundiales y más del 60% <text:span text:style-name="T1">de</text:span>l uso de recursos.</text:p>
      <text:p text:style-name="P4">El impacto de la COVID-19 será más devastador en las zonas urbanas pobres y densamente pobladas, especialmente para el mil millón de personas que vive en asentamientos informales y en barrios marginales en todo el mundo, donde el hacinamiento también dificulta cumplir con las medidas recomendadas, como el distanciamiento social y el autoaislamiento.</text:p>
      <text:p text:style-name="P4">El organismo de las Naciones Unidas para los alimentos, la FAO, advirtió de que el hambre y las muertes podrían aumentar de manera significativa en las zonas urbanas que no cuentan con medidas para garantizar que los residentes pobres y vulnerables tengan acceso a alimentos.</text:p>
      <text:p text:style-name="P4"/>
      <text:p text:style-name="P2">12. Produccion y Consumo Responsable</text:p>
      <text:p text:style-name="P2"/>
      <text:p text:style-name="P4">El consumo y la producción mundiales (fuerzas impulsoras de la economía mundial) dependen del uso del medio ambiente natural y de los recursos de una manera que continúa teniendo efectos destructivos sobre el planeta.</text:p>
      <text:p text:style-name="P4">El progreso económico y social conseguido durante el último siglo ha estado acompañado de una degradación medioambiental que está poniendo en peligro los mismos sistemas de los que depende nuestro desarrollo futuro (y ciertamente, nuestra supervivencia).</text:p>
      <text:p text:style-name="P4">Estos son algunos hechos y cifras: Cada año, se estima que un tercio de toda la comida producida (el equivalente a 1300 millones de toneladas con un valor cercano al billón de dólares) acaba pudriéndose en los cubos de basura de los consumidores y minoristas, o estropeándose debido a un transporte y unas prácticas de recolección deficientes.</text:p>
      <text:p text:style-name="P4"><text:soft-page-break/>En caso de que la población mundial alcance los 9600 millones de personas en 2050, se podría necesitar el equivalente a casi tres planetas para proporcionar los recursos naturales necesarios para mantener los estilos de vida actuales.</text:p>
      <text:p text:style-name="P4">La pandemia de la COVID-19 ofrece a los países la oportunidad de elaborar planes de recuperación que reviertan las tendencias actuales y cambien nuestros patrones de consumo y producción hacia un futuro más sostenible.</text:p>
      <text:p text:style-name="P4">También se trata de desvincular el crecimiento económico de la degradación medioambiental, aumentar la eficiencia de recursos y promover estilos de vida sostenibles.</text:p>
      <text:p text:style-name="P2"/>
      <text:p text:style-name="P2">13. Accion Por El Clima</text:p>
      <text:p text:style-name="P2"/>
      <text:p text:style-name="P4">Los niveles de dióxido de carbono (CO2) y de otros gases de efecto invernadero en la atmósfera aumentaron hasta niveles récord en 2019.</text:p>
      <text:p text:style-name="P4">El cambio climático está afectando a todos los países de todos los continentes.</text:p>
      <text:p text:style-name="P4">Está alterando las economías nacionales y afectando a distintas vidas.</text:p>
      <text:p text:style-name="P4">Los sistemas meteorológicos están cambiando, los niveles del mar están subiendo y los fenómenos meteorológicos son cada vez más extremos.</text:p>
      <text:p text:style-name="P4">A pesar de que se estima que las emisiones de gases de efecto invernadero caigan alrededor de un 6 % en 2020 debido a las restricciones de movimiento y las recesiones económicas derivadas de la pandemia de la COVID-19, esta mejora es solo temporal.</text:p>
      <text:p text:style-name="P4">Una vez que la economía mundial comience a recuperarse de la pandemia, se espera que las emisiones vuelvan a niveles mayores.</text:p>
      <text:p text:style-name="P4">El Acuerdo de París, aprobado en 2015, aspira a reforzar la respuesta mundial a la amenaza del cambio climático manteniendo el aumento global de la temperatura durante este siglo muy por debajo de 2 grados Celsius con respecto a los niveles preindustriales.</text:p>
      <text:p text:style-name="P4">El acuerdo también aspira a reforzar la capacidad de los países para lidiar con los efectos del cambio climático mediante flujos financieros apropiados, un nuevo marco tecnológico y un marco de desarrollo de la capacidad mejorado.</text:p>
      <text:p text:style-name="P2"/>
      <text:p text:style-name="P2">14. Vida Submarina</text:p>
      <text:p text:style-name="P2"/>
      <text:p text:style-name="P4">El océano impulsa los sistemas mundiales que hacen de la Tierra un lugar habitable para el ser humano.</text:p>
      <text:p text:style-name="P4">Nuestra lluvia, el agua potable, el tiempo, el clima, los litorales, gran parte de nuestra comida e incluso el oxígeno del aire que respiramos los proporciona y regula el mar.</text:p>
      <text:p text:style-name="P4">No obstante, en la actualidad, existe un deterioro continuo de las aguas costeras debido a la contaminación y a la acidificación de los océanos que está teniendo un efecto adverso sobre el funcionamiento de los ecosistemas y la biodiversidad.</text:p>
      <text:p text:style-name="P4">Asimismo, también está teniendo un impacto perjudicial sobre las pesquerías de pequeña escala.</text:p>
      <text:p text:style-name="P4">La biodiversidad marina es vital para la salud de las personas y de nuestro planeta.</text:p>
      <text:p text:style-name="P4">Las áreas marinas protegidas se deben gestionar de manera efectiva, al igual que sus recursos, y se deben poner en marcha reglamentos que reduzcan la sobrepesca, la contaminación marina y la acidificación de los océanos.</text:p>
      <text:p text:style-name="P2"/>
      <text:p text:style-name="P2">15. Vida De Ecosistemas Terrestres</text:p>
      <text:p text:style-name="P2"/>
      <text:p text:style-name="P8">El brote de la COVID-19 resalta la necesidad de abordar las amenazas a las que se enfrentan las especies silvestres y los ecosistemas. En 2016, el Programa de las Naciones Unidas para el Medio Ambiente (PNUMA) alertó de que un aumento mundial de las epidemias zoonóticas era motivo de preocupación. En concreto, señaló que el 75% todas las enfermedades infecciosas nuevas en humanos son zoonóticas y que dichas enfermedades están estrechamente relacionadas con la salud de los ecosistemas. «Con la COVID-19, el planeta ha enviado su mayor alerta hasta la fecha indicando que la <text:soft-page-break/>humanidad debe cambiar», ha explicado la Directora Ejecutiva del PNUMA, Inger Andersen. En Trabajar con el medio ambiente para proteger a las personas, el PNUMA detalla cómo «reconstruir mejor», mediante una base científica más sólida, políticas que contribuyan a un planeta más sano y más inversiones verdes. La respuesta del PNUMA se ocupa de cuatro áreas: Ayudar a las naciones a gestionar los desechos médicos de la COVID-19. Producir un cambio transformativo para la naturaleza y las personas. Para prevenir, detener y revertir la degradación de los ecosistemas de todo el mundo, las Naciones Unidas han declarado la Década para la Restauración de los Ecosistemas (2021-2030). Esta respuesta coordinada a nivel mundial ante la pérdida y degradación de los hábitats se centrará en desarrollar la voluntad y la capacidad políticas para restaurar la relación de los seres humanos con la naturaleza. Asimismo, se trata de una respuesta directa al aviso de la ciencia, tal y como se expresa en el Informe especial sobre cambio climático y tierra del Grupo Intergubernamental de Expertos sobre el Cambio Climático, a las decisiones adoptadas por todos los Estados Miembros de las Naciones Unidas en las convenciones de Río sobre cambio climático y biodiversidad y a la Convención de las Naciones Unidas para la Lucha contra la Desertificación.</text:p>
      <text:p text:style-name="P2"/>
      <text:p text:style-name="P2">16. Paz, Justicia e Instrucciones Solidas</text:p>
      <text:p text:style-name="P2"/>
      <text:p text:style-name="P8">Los conflictos, la inseguridad, las instituciones débiles y el acceso limitado a la justicia continúan suponiendo una grave amenaza para el desarrollo sostenible. El número de personas que huyen de las guerras, las persecuciones y los conflictos superó los 70 millones en 2018, la cifra más alta registrada por la Oficina del Alto Comisionado de las Naciones Unidas para los Refugiados (ACNUR) en casi 70 años. En 2019, las Naciones Unidas registraron 357 asesinatos y 30 desapariciones forzadas de defensores de los derechos humanos, periodistas y sindicalistas en 47 países.</text:p>
      <text:p text:style-name="P2"/>
      <text:p text:style-name="P2">17. Alianza Para Lograr Los Objetivos</text:p>
      <text:p text:style-name="P4"/>
      <text:p text:style-name="P4">Los ODS solo se pueden conseguir con asociaciones mundiales sólidas y cooperación.</text:p>
      <text:p text:style-name="P4">Para que un programa de desarrollo se cumpla satisfactoriamente, es necesario establecer asociaciones inclusivas (a nivel mundial, regional, nacional y local) sobre principios y valores, así como sobre una visión y unos objetivos compartidos que se centren primero en las personas y el planeta.</text:p>
      <text:p text:style-name="P4">Muchos países requieren asistencia oficial para el desarrollo con el fin de fomentar el crecimiento y el comercio.</text:p>
      <text:p text:style-name="P4">Aun así, los niveles de ayuda están disminuyendo y los países donantes no han respetado su compromiso de aumentar la financiación para el desarrollo.</text:p>
      <text:p text:style-name="P4">Ahora más que nunca es necesaria una sólida cooperación internacional con el fin de garantizar que los países que poseen los medios para recuperarse de la pandemia reconstruyan mejor y consigan los Objetivos de Desarrollo Sostenible.</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ProximaNova" svg:font-family="ProximaNova, sans-serif"/>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09:36:37.729717591</meta:creation-date>
    <dc:date>2023-09-20T10:12:17.363109124</dc:date>
    <meta:editing-duration>PT35M42S</meta:editing-duration>
    <meta:editing-cycles>2</meta:editing-cycles>
    <meta:generator>LibreOffice/7.5.4.2$Linux_X86_64 LibreOffice_project/50$Build-2</meta:generator>
    <meta:document-statistic meta:table-count="0" meta:image-count="0" meta:object-count="0" meta:page-count="7" meta:paragraph-count="116" meta:word-count="3546" meta:character-count="21662" meta:non-whitespace-character-count="18239"/>
  </office:meta>
</office:document-meta>
</file>